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BeanDefinitionParserTests.thread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rBeanDefinitionPars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rBeanDefinitionParserTests.custom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rBeanDefinitionParserTests.defaul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